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37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7">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8" style:parent-style-name="Graphics">
      <style:graphic-properties draw:fill="none" draw:stroke="none"/>
    </style:style>
    <style:style style:family="text" style:name="a360">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2in" fo:padding-bottom="0.2in" fo:padding-left="0.3in" fo:padding-right="0.3in" draw:textarea-vertical-align="middle" draw:textarea-horizontal-align="center" draw:fill="solid" draw:fill-color="#ffffff" draw:opacity="100%" draw:stroke="solid" svg:stroke-width="0.04167in" svg:stroke-color="#404040" svg:stroke-opacity="100%" draw:stroke-linejoin="miter" svg:stroke-linecap="square" draw:auto-grow-width="false" draw:auto-grow-height="false" style:shrink-to-fit="true"/>
      <style:paragraph-properties style:font-independent-line-spacing="true" style:writing-mode="lr-tb"/>
    </style:style>
    <style:style style:family="drawing-page" style:name="a363">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368">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9bafb5"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5">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office:automatic-styles>
  <office:body>
    <office:presentation>
      <draw:page draw:name="Slide1" draw:style-name="a358" draw:master-page-name="Master1-Layout1-title-Title-Slide" presentation:presentation-page-layout-name="Master1-PPL1" draw:id="Slide-256">
        <draw:frame draw:id="id65" presentation:style-name="a362" draw:name="Title 1" svg:x="1.75in" svg:y="2.61017in" svg:width="9.83333in" svg:height="1.8in" presentation:class="title" presentation:placeholder="false">
          <draw:text-box>
            <text:p text:style-name="a361" text:class-names="" text:cond-style-name=""><text:span text:style-name="a359" text:class-names="">Facade pattern</text:span><text:span text:style-name="a360" text:class-names=""/></text:p>
          </draw:text-box>
          <svg:title/>
          <svg:desc/>
        </draw:frame>
      </draw:page>
      <draw:page draw:name="Slide2" draw:style-name="a363" draw:master-page-name="Master1-Layout2-obj-Title-and-Content" presentation:presentation-page-layout-name="Master1-PPL2" draw:id="Slide-257">
        <draw:frame draw:id="id66" presentation:style-name="a367" draw:name="Title 1" svg:x="2.44in" svg:y="1.055in" svg:width="8.45333in" svg:height="1.3in" presentation:class="title" presentation:placeholder="false">
          <draw:text-box>
            <text:p text:style-name="a366" text:class-names="" text:cond-style-name=""><text:span text:style-name="a364" text:class-names="">Definition</text:span><text:span text:style-name="a365" text:class-names=""/></text:p>
          </draw:text-box>
          <svg:title/>
          <svg:desc/>
        </draw:frame>
        <draw:frame draw:id="id67" presentation:style-name="a376" draw:name="Content Placeholder 2" svg:x="2.44in" svg:y="2.885in" svg:width="8.45333in" svg:height="3.39237in" presentation:class="outline" presentation:placeholder="false">
          <draw:text-box>
            <text:list text:style-name="a371">
              <text:list-item>
                <text:p text:style-name="a370" text:class-names="" text:cond-style-name=""><text:span text:style-name="a368" text:class-names="">Facade pattern hides the complexities of the system and provides an interface to the client using which the client can access the system. This type of design pattern comes under structural pattern as this pattern adds an interface to existing system to hide its complexities</text:span><text:span text:style-name="a369" text:class-names="">.</text:span></text:p>
              </text:list-item>
            </text:list>
            <text:list text:style-name="a375">
              <text:list-item>
                <text:p text:style-name="a374" text:class-names="" text:cond-style-name=""><text:span text:style-name="a372" text:class-names="">This pattern involves a single class which provides simplified methods required by client and delegates calls to methods of existing system classes.</text:span><text:span text:style-name="a373" text:class-names=""/></text:p>
              </text:list-item>
            </text:list>
          </draw:text-box>
          <svg:title/>
          <svg:desc/>
        </draw:frame>
      </draw:page>
      <draw:page draw:name="Slide3" draw:style-name="a377" draw:master-page-name="Master1-Layout7-blank-Blank" presentation:presentation-page-layout-name="Master1-PPL7" draw:id="Slide-258">
        <draw:frame draw:id="id68" draw:style-name="a378" draw:name="Picture 3" svg:x="1.96296in" svg:y="0.81482in" svg:width="9.02469in" svg:height="4.6956in" style:rel-width="scale" style:rel-height="scale">
          <draw:image xlink:href="media/image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75in" svg:y="2.61017in" svg:width="9.83333in" svg:height="1.8in"/>
      <presentation:placeholder presentation:object="subtitle" svg:x="2.9475in" svg:y="4.76in" svg:width="7.43833in" svg:height="1.35596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2" style:display-name="Title and Content">
      <presentation:placeholder presentation:object="title" svg:x="2.44in" svg:y="1.055in" svg:width="8.45333in" svg:height="1.3in"/>
      <presentation:placeholder presentation:object="object" svg:x="2.44in" svg:y="2.885in" svg:width="8.45333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3" style:display-name="Section Header">
      <presentation:placeholder presentation:object="title" svg:x="1.75in" svg:y="2.61017in" svg:width="9.83333in" svg:height="1.8in"/>
      <presentation:placeholder presentation:object="outline" svg:x="2.9475in" svg:y="4.75991in" svg:width="7.43833in" svg:height="1.38351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4" style:display-name="Two Content">
      <presentation:placeholder presentation:object="title" svg:x="2.44in" svg:y="1.055in" svg:width="8.45333in" svg:height="1.3in"/>
      <presentation:placeholder presentation:object="object" svg:x="1.73in" svg:y="2.885in" svg:width="4.67167in" svg:height="3.39237in"/>
      <presentation:placeholder presentation:object="object" svg:x="6.93167in" svg:y="2.885in" svg:width="4.67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5" style:display-name="Comparison">
      <presentation:placeholder presentation:object="outline" svg:x="1.73167in" svg:y="2.53in" svg:width="4.67in" svg:height="0.77in"/>
      <presentation:placeholder presentation:object="object" svg:x="1.73167in" svg:y="3.4375in" svg:width="4.67in" svg:height="2.83987in"/>
      <presentation:placeholder presentation:object="object" svg:x="6.93167in" svg:y="3.4375in" svg:width="4.65167in" svg:height="2.83987in"/>
      <presentation:placeholder presentation:object="outline" svg:x="6.93167in" svg:y="2.53in" svg:width="4.67in" svg:height="0.7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presentation:placeholder presentation:object="title" svg:x="2.44in" svg:y="1.055in" svg:width="8.45333in" svg:height="1.3in"/>
    </style:presentation-page-layout>
    <style:presentation-page-layout style:name="Master1-PPL6" style:display-name="Title Only">
      <presentation:placeholder presentation:object="title" svg:x="2.44in" svg:y="1.055in" svg:width="8.45333in" svg:height="1.3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7" style:display-name="Blank">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8" style:display-name="Content with Caption">
      <presentation:placeholder presentation:object="title" svg:x="0.88in" svg:y="2.45388in" svg:width="4.90667in" svg:height="1.24836in"/>
      <presentation:placeholder presentation:object="object" svg:x="7.36667in" svg:y="0.88in" svg:width="5.26667in" svg:height="5.74in"/>
      <presentation:placeholder presentation:object="outline" svg:x="1.22in" svg:y="3.88224in" svg:width="4.15in" svg:height="2.39943in"/>
      <presentation:placeholder presentation:object="date-time" svg:x="8.55362in" svg:y="6.82285in" svg:width="3.01153in" svg:height="0.3543in"/>
      <presentation:placeholder presentation:object="footer" svg:x="0.88in" svg:y="6.82in" svg:width="5.60455in" svg:height="0.35in"/>
      <presentation:placeholder presentation:object="page-number" svg:x="11.7661in" svg:y="6.8in" svg:width="0.4in" svg:height="0.4in"/>
    </style:presentation-page-layout>
    <style:presentation-page-layout style:name="Master1-PPL9" style:display-name="Picture with Caption">
      <presentation:placeholder presentation:object="title" svg:x="0.88421in" svg:y="2.45388in" svg:width="4.91579in" svg:height="1.24086in"/>
      <presentation:placeholder presentation:object="graphic" svg:x="6.66667in" svg:y="0in" svg:width="6.67333in" svg:height="7.5in"/>
      <presentation:placeholder presentation:object="outline" svg:x="1.22in" svg:y="3.88224in" svg:width="4.15in" svg:height="2.39943in"/>
      <presentation:placeholder presentation:object="date-time" svg:x="8.55362in" svg:y="6.82285in" svg:width="3.01153in" svg:height="0.3543in"/>
      <presentation:placeholder presentation:object="footer" svg:x="0.88in" svg:y="6.82in" svg:width="5.60455in" svg:height="0.35in"/>
      <presentation:placeholder presentation:object="page-number" svg:x="11.7661in" svg:y="6.8in" svg:width="0.4in" svg:height="0.4in"/>
    </style:presentation-page-layout>
    <style:presentation-page-layout style:name="Master1-PPL10" style:display-name="Title and Vertical Text">
      <presentation:placeholder presentation:object="title" svg:x="2.44in" svg:y="1.055in" svg:width="8.45333in" svg:height="1.3in"/>
      <presentation:placeholder presentation:object="outline" svg:x="2.44in" svg:y="2.885in" svg:width="8.45333in" svg:height="3.39237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presentation-page-layout style:name="Master1-PPL11" style:display-name="Vertical Title and Text">
      <presentation:placeholder presentation:object="title" svg:x="9.46316in" svg:y="1.025in" svg:width="1.42017in" svg:height="5.45in"/>
      <presentation:placeholder presentation:object="outline" svg:x="2.44in" svg:y="1.025in" svg:width="6.77875in" svg:height="5.45in"/>
      <presentation:placeholder presentation:object="date-time" svg:x="8.55362in" svg:y="6.82285in" svg:width="3.01153in" svg:height="0.3543in"/>
      <presentation:placeholder presentation:object="footer" svg:x="1.75in" svg:y="6.82in" svg:width="6.45362in" svg:height="0.35in"/>
      <presentation:placeholder presentation:object="page-number" svg:x="11.7661in" svg:y="6.8in" svg:width="0.4in" svg:height="0.4in"/>
    </style:presentation-page-layout>
    <style:style style:family="graphic" style:name="Graphics"/>
    <style:default-style style:family="graphic">
      <style:graphic-properties draw:fill="solid" draw:fill-color="#f6a21d" draw:opacity="100%" draw:stroke="solid" svg:stroke-width="0.01389in" svg:stroke-color="#b57612"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2">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6b8891" style:text-line-through-type="none" style:text-line-through-style="none" style:text-line-through-width="auto" style:text-line-through-color="font-color" style:text-position="0% 100%" fo:font-family="Gill Sans MT" fo:font-size="0.26389in" style:font-size-asian="0.26389in" style:font-size-complex="0.263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drawing-page" style:name="a207">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presentation" style:name="a357">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paragraph" style:name="a1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22">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33">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4">
      <style:graphic-properties draw:fill="solid" draw:fill-color="#9bafb5" draw:opacity="100%" draw:stroke="none"/>
    </style:style>
    <style:style style:family="text" style:name="a235">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101">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106">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31">
      <style:drawing-page-properties draw:fill="solid" draw:fill-color="#9bafb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2in" fo:padding-bottom="0.2in" fo:padding-left="0.3in" fo:padding-right="0.3in" draw:textarea-vertical-align="middle" draw:textarea-horizontal-align="center" draw:fill="solid" draw:fill-color="#ffffff" draw:opacity="100%" draw:stroke="solid" svg:stroke-width="0.04167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119">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69">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70">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1">
      <style:graphic-properties draw:fill="solid" draw:fill-color="#9bafb5" draw:opacity="100%" draw:stroke="none"/>
    </style:style>
    <style:style style:family="text" style:name="a272">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text-transform="uppercase" fo:color="#262626" style:text-line-through-type="none" style:text-line-through-style="none" style:text-line-through-width="auto" style:text-line-through-color="font-color" style:text-position="0% 100%" fo:font-family="Gill Sans MT" fo:font-size="0.30556in" style:font-size-asian="0.30556in" style:font-size-complex="0.30556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top" draw:textarea-horizontal-align="left" draw:fill="solid" draw:fill-color="#bfbfbf" draw:opacity="100%" draw:stroke="none" draw:auto-grow-width="false" draw:auto-grow-height="false" style:shrink-to-fit="true"/>
      <style:paragraph-properties style:font-independent-line-spacing="true" style:writing-mode="lr-tb"/>
    </style:style>
    <style:style style:family="paragraph" style:name="a133">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drawing-page" style:name="a294">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text-transform="uppercase" fo:color="#6b8891" style:text-line-through-type="none" style:text-line-through-style="none" style:text-line-through-width="auto" style:text-line-through-color="font-color" style:text-position="0% 100%" fo:font-family="Gill Sans MT" fo:font-size="0.26389in" style:font-size-asian="0.26389in" style:font-size-complex="0.26389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312">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6a21d"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25">
      <style:graphic-properties fo:wrap-option="wrap" fo:padding-top="0.05in" fo:padding-bottom="0.05in" fo:padding-left="0.02in" fo:padding-right="0.02in" draw:textarea-vertical-align="middle" draw:textarea-horizontal-align="center" draw:fill="solid" draw:fill-color="#1d1d1d" draw:opacity="70%" draw:stroke="none" draw:auto-grow-width="false" draw:auto-grow-height="false"/>
      <style:paragraph-properties style:font-independent-line-spacing="true" style:writing-mode="lr-tb"/>
    </style:style>
    <style:style style:family="text" style:name="a83">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6">
      <style:drawing-page-properties draw:fill="solid" draw:fill-color="#f2f2f2"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text-transform="uppercase" fo:color="#262626" style:text-line-through-type="none" style:text-line-through-style="none" style:text-line-through-width="auto" style:text-line-through-color="font-color" style:text-position="0% 100%" fo:font-family="Gill Sans MT" fo:font-size="0.52778in" style:font-size-asian="0.52778in" style:font-size-complex="0.52778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2in" fo:padding-bottom="0.2in" fo:padding-left="0.3in" fo:padding-right="0.3in" draw:textarea-vertical-align="middle" draw:textarea-horizontal-align="center" draw:fill="solid" draw:fill-color="#ffffff" draw:opacity="100%" draw:stroke="solid" svg:stroke-width="0.04167in" svg:stroke-color="#404040" svg:stroke-opacity="100%" draw:stroke-linejoin="miter" svg:stroke-linecap="square" draw:auto-grow-width="false" draw:auto-grow-height="false" style:shrink-to-fit="true"/>
      <style:paragraph-properties style:font-independent-line-spacing="true" style:writing-mode="lr-tb"/>
    </style:style>
    <style:style style:family="paragraph" style:name="a3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2f2f2"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62626" style:text-line-through-type="none" style:text-line-through-style="none" style:text-line-through-width="auto" style:text-line-through-color="font-color" style:text-position="0% 100%" fo:font-family="Gill Sans MT" fo:font-size="0.38889in" style:font-size-asian="0.38889in" style:font-size-complex="0.38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2in" fo:padding-bottom="0.2in" fo:padding-left="0.2in" fo:padding-right="0.2in" draw:textarea-vertical-align="middle" draw:textarea-horizontal-align="center" draw:fill="solid" draw:fill-color="#ffffff" draw:opacity="100%" draw:stroke="solid" svg:stroke-width="0.03472in" svg:stroke-color="#404040" svg:stroke-opacity="100%" draw:stroke-linejoin="miter" svg:stroke-linecap="square" draw:auto-grow-width="false" draw:auto-grow-height="false" style:shrink-to-fit="true"/>
      <style:paragraph-properties style:font-independent-line-spacing="true" style:writing-mode="tb-rl"/>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262626"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Gill Sans M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2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color="#9bafb5" fo:font-family="Arial" style:font-family-generic="swiss" style:font-pitch="variable" fo:font-size="100%"/>
      </text:list-level-style-bullet>
      <text:list-level-style-bullet text:level="2" text:bullet-char="•">
        <style:list-level-properties text:space-before="0.25in" text:min-label-width="0.25in"/>
        <style:text-properties fo:color="#9bafb5" fo:font-family="Arial" style:font-family-generic="swiss" style:font-pitch="variable" fo:font-size="100%"/>
      </text:list-level-style-bullet>
      <text:list-level-style-bullet text:level="3" text:bullet-char="•">
        <style:list-level-properties text:space-before="0.5in" text:min-label-width="0.25in"/>
        <style:text-properties fo:color="#9bafb5" fo:font-family="Arial" style:font-family-generic="swiss" style:font-pitch="variable" fo:font-size="100%"/>
      </text:list-level-style-bullet>
      <text:list-level-style-bullet text:level="4" text:bullet-char="•">
        <style:list-level-properties text:space-before="0.75in" text:min-label-width="0.25in"/>
        <style:text-properties fo:color="#9bafb5" fo:font-family="Arial" style:font-family-generic="swiss" style:font-pitch="variable" fo:font-size="100%"/>
      </text:list-level-style-bullet>
      <text:list-level-style-bullet text:level="5" text:bullet-char="•">
        <style:list-level-properties text:space-before="1in" text:min-label-width="0.25in"/>
        <style:text-properties fo:color="#9bafb5" fo:font-family="Arial" style:font-family-generic="swiss" style:font-pitch="variable" fo:font-size="100%"/>
      </text:list-level-style-bullet>
      <text:list-level-style-bullet text:level="6" text:bullet-char="•">
        <style:list-level-properties text:space-before="1.18576in" text:min-label-width="0.25in"/>
        <style:text-properties fo:color="#9bafb5" fo:font-family="Arial" style:font-family-generic="swiss" style:font-pitch="variable" fo:font-size="100%"/>
      </text:list-level-style-bullet>
      <text:list-level-style-bullet text:level="7" text:bullet-char="•">
        <style:list-level-properties text:space-before="1.37326in" text:min-label-width="0.25in"/>
        <style:text-properties fo:color="#9bafb5" fo:font-family="Arial" style:font-family-generic="swiss" style:font-pitch="variable" fo:font-size="100%"/>
      </text:list-level-style-bullet>
      <text:list-level-style-bullet text:level="8" text:bullet-char="•">
        <style:list-level-properties text:space-before="1.5625in" text:min-label-width="0.25in"/>
        <style:text-properties fo:color="#9bafb5" fo:font-family="Arial" style:font-family-generic="swiss" style:font-pitch="variable" fo:font-size="100%"/>
      </text:list-level-style-bullet>
      <text:list-level-style-bullet text:level="9" text:bullet-char="•">
        <style:list-level-properties text:space-before="1.80903in" text:min-label-width="0.25in"/>
        <style:text-properties fo:color="#9bafb5" fo:font-family="Arial" style:font-family-generic="swiss" style:font-pitch="variable" fo:font-size="100%"/>
      </text:list-level-style-bullet>
    </text:list-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cel" style:page-layout-name="pageLayout1" draw:style-name="a0">
      <draw:frame draw:id="id0" presentation:style-name="a4" draw:name="Title Placeholder 1" svg:x="2.44in" svg:y="1.055in" svg:width="8.45333in" svg:height="1.3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0" draw:name="Text Placeholder 2" svg:x="2.44in" svg:y="2.885in" svg:width="8.45333in" svg:height="3.3923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55362in" svg:y="6.82285in" svg:width="3.01153in" svg:height="0.3543in" presentation:class="date-time" presentation:placeholder="false">
        <draw:text-box>
          <text:p text:style-name="a23" text:class-names="" text:cond-style-name=""><text:span text:style-name="a21" text:class-names=""><text:date text:fixed="false" style:data-style-name="a22">1/1/2000</text:date></text:span></text:p>
        </draw:text-box>
        <svg:title/>
        <svg:desc/>
      </draw:frame>
      <draw:frame draw:id="id3" presentation:style-name="a27" draw:name="Footer Placeholder 4" svg:x="1.75in" svg:y="6.82in" svg:width="6.45362in" svg:height="0.35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7661in" svg:y="6.8in" svg:width="0.4in" svg:height="0.4in" presentation:class="page-number" presentation:placeholder="false">
        <draw:text-box>
          <text:p text:style-name="a29" text:class-names="" text:cond-style-name=""><text:span text:style-name="a28" text:class-names=""><text:page-number style:num-format="1" text:fixed="false">‹#›</text:page-number></text:span></text:p>
        </draw:text-box>
        <svg:title/>
        <svg:desc/>
      </draw:frame>
    </style:master-page>
    <style:master-page style:name="Master1-Layout1-title-Title-Slide" style:page-layout-name="pageLayout1" draw:style-name="a31">
      <draw:frame draw:id="id5" presentation:style-name="a35" draw:name="Title 1" svg:x="1.75in" svg:y="2.61017in" svg:width="9.83333in" svg:height="1.8in" presentation:class="title" presentation:placeholder="false">
        <draw:text-box>
          <text:p text:style-name="a34" text:class-names="" text:cond-style-name=""><text:span text:style-name="a32" text:class-names="">Click to edit Master title style</text:span><text:span text:style-name="a33" text:class-names=""/></text:p>
        </draw:text-box>
        <svg:title/>
        <svg:desc/>
      </draw:frame>
      <draw:frame draw:id="id6" presentation:style-name="a39" draw:name="Subtitle 2" svg:x="2.9475in" svg:y="4.76in" svg:width="7.43833in" svg:height="1.35596in" presentation:class="subtitle" presentation:placeholder="false">
        <draw:text-box>
          <text:p text:style-name="a38" text:class-names="" text:cond-style-name=""><text:span text:style-name="a36" text:class-names="">Click to edit Master subtitle style</text:span><text:span text:style-name="a37" text:class-names=""/></text:p>
        </draw:text-box>
        <svg:title/>
        <svg:desc/>
      </draw:frame>
      <draw:frame draw:id="id7" presentation:style-name="a43" draw:name="Date Placeholder 6" svg:x="8.55362in" svg:y="6.82285in" svg:width="3.01153in" svg:height="0.3543in" presentation:class="date-time" presentation:placeholder="false">
        <draw:text-box>
          <text:p text:style-name="a42" text:class-names="" text:cond-style-name=""><text:span text:style-name="a40" text:class-names=""><text:date text:fixed="false" style:data-style-name="a41">1/1/2000</text:date></text:span></text:p>
        </draw:text-box>
        <svg:title/>
        <svg:desc/>
      </draw:frame>
      <draw:frame draw:id="id8" presentation:style-name="a46" draw:name="Footer Placeholder 7" svg:x="1.75in" svg:y="6.82in" svg:width="6.45362in" svg:height="0.35in" presentation:class="footer" presentation:placeholder="false">
        <draw:text-box>
          <text:p text:style-name="a45" text:class-names="" text:cond-style-name=""><text:span text:style-name="a44" text:class-names=""/></text:p>
        </draw:text-box>
        <svg:title/>
        <svg:desc/>
      </draw:frame>
      <draw:frame draw:id="id9" presentation:style-name="a49" draw:name="Slide Number Placeholder 8" svg:x="11.7661in" svg:y="6.8in" svg:width="0.4in" svg:height="0.4in" presentation:class="page-number" presentation:placeholder="false">
        <draw:text-box>
          <text:p text:style-name="a48" text:class-names="" text:cond-style-name=""><text:span text:style-name="a47" text:class-names=""><text:page-number style:num-format="1" text:fixed="false">‹#›</text:page-number></text:span></text:p>
        </draw:text-box>
        <svg:title/>
        <svg:desc/>
      </draw:frame>
    </style:master-page>
    <style:master-page style:name="Master1-Layout2-obj-Title-and-Content" style:page-layout-name="pageLayout1" draw:style-name="a50">
      <draw:frame draw:id="id10" presentation:style-name="a54" draw:name="Title 1" svg:x="2.44in" svg:y="1.055in" svg:width="8.45333in" svg:height="1.3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1" presentation:style-name="a71" draw:name="Content Placeholder 2" svg:x="2.44in" svg:y="2.885in" svg:width="8.45333in" svg:height="3.39237in" presentation:class="object" presentation:placeholder="false">
        <draw:text-box>
          <text:list text:style-name="a57">
            <text:list-item>
              <text:p text:style-name="a56" text:class-names="" text:cond-style-name=""><text:span text:style-name="a55" text:class-names="">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7" text:class-names="">Fifth level</text:span><text:span text:style-name="a68" text:class-names=""/></text:p>
                            </text:list-item>
                          </text:list>
                        </text:list-item>
                      </text:list>
                    </text:list-item>
                  </text:list>
                </text:list-item>
              </text:list>
            </text:list-item>
          </text:list>
        </draw:text-box>
        <svg:title/>
        <svg:desc/>
      </draw:frame>
      <draw:frame draw:id="id12" presentation:style-name="a75" draw:name="Date Placeholder 6" svg:x="8.55362in" svg:y="6.82285in" svg:width="3.01153in" svg:height="0.3543in" presentation:class="date-time" presentation:placeholder="false">
        <draw:text-box>
          <text:p text:style-name="a74" text:class-names="" text:cond-style-name=""><text:span text:style-name="a72" text:class-names=""><text:date text:fixed="false" style:data-style-name="a73">1/1/2000</text:date></text:span></text:p>
        </draw:text-box>
        <svg:title/>
        <svg:desc/>
      </draw:frame>
      <draw:frame draw:id="id13" presentation:style-name="a78" draw:name="Footer Placeholder 7" svg:x="1.75in" svg:y="6.82in" svg:width="6.45362in" svg:height="0.35in" presentation:class="footer" presentation:placeholder="false">
        <draw:text-box>
          <text:p text:style-name="a77" text:class-names="" text:cond-style-name=""><text:span text:style-name="a76" text:class-names=""/></text:p>
        </draw:text-box>
        <svg:title/>
        <svg:desc/>
      </draw:frame>
      <draw:frame draw:id="id14" presentation:style-name="a81" draw:name="Slide Number Placeholder 8" svg:x="11.7661in" svg:y="6.8in" svg:width="0.4in" svg:height="0.4in" presentation:class="page-number" presentation:placeholder="false">
        <draw:text-box>
          <text:p text:style-name="a80" text:class-names="" text:cond-style-name=""><text:span text:style-name="a79" text:class-names=""><text:page-number style:num-format="1" text:fixed="false">‹#›</text:page-number></text:span></text:p>
        </draw:text-box>
        <svg:title/>
        <svg:desc/>
      </draw:frame>
    </style:master-page>
    <style:master-page style:name="Master1-Layout3-secHead-Section-Header" style:page-layout-name="pageLayout1" draw:style-name="a82">
      <draw:frame draw:id="id15" presentation:style-name="a86" draw:name="Title 1" svg:x="1.75in" svg:y="2.61017in" svg:width="9.83333in" svg:height="1.8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6" presentation:style-name="a90" draw:name="Text Placeholder 2" svg:x="2.9475in" svg:y="4.75991in" svg:width="7.43833in" svg:height="1.38351in" presentation:class="outline" presentation:placeholder="false">
        <draw:text-box>
          <text:list text:style-name="a89">
            <text:list-item>
              <text:p text:style-name="a88" text:class-names="" text:cond-style-name=""><text:span text:style-name="a87" text:class-names="">Edit Master text styles</text:span></text:p>
            </text:list-item>
          </text:list>
        </draw:text-box>
        <svg:title/>
        <svg:desc/>
      </draw:frame>
      <draw:frame draw:id="id17" presentation:style-name="a94" draw:name="Date Placeholder 6" svg:x="8.55362in" svg:y="6.82285in" svg:width="3.01153in" svg:height="0.3543in" presentation:class="date-time" presentation:placeholder="false">
        <draw:text-box>
          <text:p text:style-name="a93" text:class-names="" text:cond-style-name=""><text:span text:style-name="a91" text:class-names=""><text:date text:fixed="false" style:data-style-name="a92">1/1/2000</text:date></text:span></text:p>
        </draw:text-box>
        <svg:title/>
        <svg:desc/>
      </draw:frame>
      <draw:frame draw:id="id18" presentation:style-name="a97" draw:name="Footer Placeholder 7" svg:x="1.75in" svg:y="6.82in" svg:width="6.45362in" svg:height="0.35in" presentation:class="footer" presentation:placeholder="false">
        <draw:text-box>
          <text:p text:style-name="a96" text:class-names="" text:cond-style-name=""><text:span text:style-name="a95" text:class-names=""/></text:p>
        </draw:text-box>
        <svg:title/>
        <svg:desc/>
      </draw:frame>
      <draw:frame draw:id="id19" presentation:style-name="a100" draw:name="Slide Number Placeholder 8" svg:x="11.7661in" svg:y="6.8in" svg:width="0.4in" svg:height="0.4in" presentation:class="page-number" presentation:placeholder="false">
        <draw:text-box>
          <text:p text:style-name="a99" text:class-names="" text:cond-style-name=""><text:span text:style-name="a98" text:class-names=""><text:page-number style:num-format="1" text:fixed="false">‹#›</text:page-number></text:span></text:p>
        </draw:text-box>
        <svg:title/>
        <svg:desc/>
      </draw:frame>
    </style:master-page>
    <style:master-page style:name="Master1-Layout4-twoObj-Two-Content" style:page-layout-name="pageLayout1" draw:style-name="a101">
      <draw:frame draw:id="id20" presentation:style-name="a105" draw:name="Title 1" svg:x="2.44in" svg:y="1.055in" svg:width="8.45333in" svg:height="1.3in" presentation:class="title" presentation:placeholder="false">
        <draw:text-box>
          <text:p text:style-name="a104" text:class-names="" text:cond-style-name=""><text:span text:style-name="a102" text:class-names="">Click to edit Master title style</text:span><text:span text:style-name="a103" text:class-names=""/></text:p>
        </draw:text-box>
        <svg:title/>
        <svg:desc/>
      </draw:frame>
      <draw:frame draw:id="id21" presentation:style-name="a122" draw:name="Content Placeholder 2" svg:x="1.73in" svg:y="2.885in" svg:width="4.67167in" svg:height="3.39237in" presentation:class="object" presentation:placeholder="false">
        <draw:text-box>
          <text:list text:style-name="a108">
            <text:list-item>
              <text:p text:style-name="a107" text:class-names="" text:cond-style-name=""><text:span text:style-name="a106" text:class-names="">Edit Master text styles</text:span></text:p>
            </text:list-item>
          </text:list>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22" presentation:style-name="a139" draw:name="Content Placeholder 3" svg:x="6.93167in" svg:y="2.885in" svg:width="4.67in" svg:height="3.39237in" presentation:class="object" presentation:placeholder="false">
        <draw:text-box>
          <text:list text:style-name="a125">
            <text:list-item>
              <text:p text:style-name="a124" text:class-names="" text:cond-style-name=""><text:span text:style-name="a123" text:class-names="">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23" presentation:style-name="a143" draw:name="Date Placeholder 7" svg:x="8.55362in" svg:y="6.82285in" svg:width="3.01153in" svg:height="0.3543in" presentation:class="date-time" presentation:placeholder="false">
        <draw:text-box>
          <text:p text:style-name="a142" text:class-names="" text:cond-style-name=""><text:span text:style-name="a140" text:class-names=""><text:date text:fixed="false" style:data-style-name="a141">1/1/2000</text:date></text:span></text:p>
        </draw:text-box>
        <svg:title/>
        <svg:desc/>
      </draw:frame>
      <draw:frame draw:id="id24" presentation:style-name="a146" draw:name="Footer Placeholder 8" svg:x="1.75in" svg:y="6.82in" svg:width="6.45362in" svg:height="0.35in" presentation:class="footer" presentation:placeholder="false">
        <draw:text-box>
          <text:p text:style-name="a145" text:class-names="" text:cond-style-name=""><text:span text:style-name="a144" text:class-names=""/></text:p>
        </draw:text-box>
        <svg:title/>
        <svg:desc/>
      </draw:frame>
      <draw:frame draw:id="id25" presentation:style-name="a149" draw:name="Slide Number Placeholder 9" svg:x="11.7661in" svg:y="6.8in" svg:width="0.4in" svg:height="0.4in" presentation:class="page-number" presentation:placeholder="false">
        <draw:text-box>
          <text:p text:style-name="a148" text:class-names="" text:cond-style-name=""><text:span text:style-name="a147" text:class-names=""><text:page-number style:num-format="1" text:fixed="false">‹#›</text:page-number></text:span></text:p>
        </draw:text-box>
        <svg:title/>
        <svg:desc/>
      </draw:frame>
    </style:master-page>
    <style:master-page style:name="Master1-Layout5-twoTxTwoObj-Comparison" style:page-layout-name="pageLayout1" draw:style-name="a150">
      <draw:frame draw:id="id26" presentation:style-name="a154" draw:name="Text Placeholder 2" svg:x="1.73167in" svg:y="2.53in" svg:width="4.67in" svg:height="0.77in" presentation:class="outline" presentation:placeholder="false">
        <draw:text-box>
          <text:list text:style-name="a153">
            <text:list-item>
              <text:p text:style-name="a152" text:class-names="" text:cond-style-name=""><text:span text:style-name="a151" text:class-names="">Edit Master text styles</text:span></text:p>
            </text:list-item>
          </text:list>
        </draw:text-box>
        <svg:title/>
        <svg:desc/>
      </draw:frame>
      <draw:frame draw:id="id27" presentation:style-name="a171" draw:name="Content Placeholder 3" svg:x="1.73167in" svg:y="3.4375in" svg:width="4.67in" svg:height="2.83987in" presentation:class="object" presentation:placeholder="false">
        <draw:text-box>
          <text:list text:style-name="a157">
            <text:list-item>
              <text:p text:style-name="a156" text:class-names="" text:cond-style-name=""><text:span text:style-name="a155" text:class-names="">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28" presentation:style-name="a188" draw:name="Content Placeholder 5" svg:x="6.93167in" svg:y="3.4375in" svg:width="4.65167in" svg:height="2.83987in" presentation:class="object" presentation:placeholder="false">
        <draw:text-box>
          <text:list text:style-name="a174">
            <text:list-item>
              <text:p text:style-name="a173" text:class-names="" text:cond-style-name=""><text:span text:style-name="a172" text:class-names="">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29" presentation:style-name="a192" draw:name="Text Placeholder 4" svg:x="6.93167in" svg:y="2.53in" svg:width="4.67in" svg:height="0.77in" presentation:class="outline" presentation:placeholder="false">
        <draw:text-box>
          <text:list text:style-name="a191">
            <text:list-item>
              <text:p text:style-name="a190" text:class-names="" text:cond-style-name=""><text:span text:style-name="a189" text:class-names="">Edit Master text styles</text:span></text:p>
            </text:list-item>
          </text:list>
        </draw:text-box>
        <svg:title/>
        <svg:desc/>
      </draw:frame>
      <draw:frame draw:id="id30" presentation:style-name="a196" draw:name="Date Placeholder 6" svg:x="8.55362in" svg:y="6.82285in" svg:width="3.01153in" svg:height="0.3543in" presentation:class="date-time" presentation:placeholder="false">
        <draw:text-box>
          <text:p text:style-name="a195" text:class-names="" text:cond-style-name=""><text:span text:style-name="a193" text:class-names=""><text:date text:fixed="false" style:data-style-name="a194">1/1/2000</text:date></text:span></text:p>
        </draw:text-box>
        <svg:title/>
        <svg:desc/>
      </draw:frame>
      <draw:frame draw:id="id31" presentation:style-name="a199" draw:name="Footer Placeholder 7" svg:x="1.75in" svg:y="6.82in" svg:width="6.45362in" svg:height="0.35in" presentation:class="footer" presentation:placeholder="false">
        <draw:text-box>
          <text:p text:style-name="a198" text:class-names="" text:cond-style-name=""><text:span text:style-name="a197" text:class-names=""/></text:p>
        </draw:text-box>
        <svg:title/>
        <svg:desc/>
      </draw:frame>
      <draw:frame draw:id="id32" presentation:style-name="a202" draw:name="Slide Number Placeholder 8" svg:x="11.7661in" svg:y="6.8in" svg:width="0.4in" svg:height="0.4in" presentation:class="page-number" presentation:placeholder="false">
        <draw:text-box>
          <text:p text:style-name="a201" text:class-names="" text:cond-style-name=""><text:span text:style-name="a200" text:class-names=""><text:page-number style:num-format="1" text:fixed="false">‹#›</text:page-number></text:span></text:p>
        </draw:text-box>
        <svg:title/>
        <svg:desc/>
      </draw:frame>
      <draw:frame draw:id="id33" presentation:style-name="a206" draw:name="Title 9" svg:x="2.44in" svg:y="1.055in" svg:width="8.45333in" svg:height="1.3in" presentation:class="title" presentation:placeholder="false">
        <draw:text-box>
          <text:p text:style-name="a205" text:class-names="" text:cond-style-name=""><text:span text:style-name="a203" text:class-names="">Click to edit Master title style</text:span><text:span text:style-name="a204" text:class-names=""/></text:p>
        </draw:text-box>
        <svg:title/>
        <svg:desc/>
      </draw:frame>
    </style:master-page>
    <style:master-page style:name="Master1-Layout6-titleOnly-Title-Only" style:page-layout-name="pageLayout1" draw:style-name="a207">
      <draw:frame draw:id="id34" presentation:style-name="a211" draw:name="Title 1" svg:x="2.44in" svg:y="1.055in" svg:width="8.45333in" svg:height="1.3in" presentation:class="title" presentation:placeholder="false">
        <draw:text-box>
          <text:p text:style-name="a210" text:class-names="" text:cond-style-name=""><text:span text:style-name="a208" text:class-names="">Click to edit Master title style</text:span><text:span text:style-name="a209" text:class-names=""/></text:p>
        </draw:text-box>
        <svg:title/>
        <svg:desc/>
      </draw:frame>
      <draw:frame draw:id="id35" presentation:style-name="a215" draw:name="Date Placeholder 2" svg:x="8.55362in" svg:y="6.82285in" svg:width="3.01153in" svg:height="0.3543in" presentation:class="date-time" presentation:placeholder="false">
        <draw:text-box>
          <text:p text:style-name="a214" text:class-names="" text:cond-style-name=""><text:span text:style-name="a212" text:class-names=""><text:date text:fixed="false" style:data-style-name="a213">1/1/2000</text:date></text:span></text:p>
        </draw:text-box>
        <svg:title/>
        <svg:desc/>
      </draw:frame>
      <draw:frame draw:id="id36" presentation:style-name="a218" draw:name="Footer Placeholder 3" svg:x="1.75in" svg:y="6.82in" svg:width="6.45362in" svg:height="0.35in" presentation:class="footer" presentation:placeholder="false">
        <draw:text-box>
          <text:p text:style-name="a217" text:class-names="" text:cond-style-name=""><text:span text:style-name="a216" text:class-names=""/></text:p>
        </draw:text-box>
        <svg:title/>
        <svg:desc/>
      </draw:frame>
      <draw:frame draw:id="id37" presentation:style-name="a221" draw:name="Slide Number Placeholder 4" svg:x="11.7661in" svg:y="6.8in" svg:width="0.4in" svg:height="0.4in" presentation:class="page-number" presentation:placeholder="false">
        <draw:text-box>
          <text:p text:style-name="a220" text:class-names="" text:cond-style-name=""><text:span text:style-name="a219" text:class-names=""><text:page-number style:num-format="1" text:fixed="false">‹#›</text:page-number></text:span></text:p>
        </draw:text-box>
        <svg:title/>
        <svg:desc/>
      </draw:frame>
    </style:master-page>
    <style:master-page style:name="Master1-Layout7-blank-Blank" style:page-layout-name="pageLayout1" draw:style-name="a222">
      <draw:frame draw:id="id38" presentation:style-name="a226" draw:name="Date Placeholder 1" svg:x="8.55362in" svg:y="6.82285in" svg:width="3.01153in" svg:height="0.3543in" presentation:class="date-time" presentation:placeholder="false">
        <draw:text-box>
          <text:p text:style-name="a225" text:class-names="" text:cond-style-name=""><text:span text:style-name="a223" text:class-names=""><text:date text:fixed="false" style:data-style-name="a224">1/1/2000</text:date></text:span></text:p>
        </draw:text-box>
        <svg:title/>
        <svg:desc/>
      </draw:frame>
      <draw:frame draw:id="id39" presentation:style-name="a229" draw:name="Footer Placeholder 2" svg:x="1.75in" svg:y="6.82in" svg:width="6.45362in" svg:height="0.35in" presentation:class="footer" presentation:placeholder="false">
        <draw:text-box>
          <text:p text:style-name="a228" text:class-names="" text:cond-style-name=""><text:span text:style-name="a227" text:class-names=""/></text:p>
        </draw:text-box>
        <svg:title/>
        <svg:desc/>
      </draw:frame>
      <draw:frame draw:id="id40" presentation:style-name="a232" draw:name="Slide Number Placeholder 3" svg:x="11.7661in" svg:y="6.8in" svg:width="0.4in" svg:height="0.4in" presentation:class="page-number" presentation:placeholder="false">
        <draw:text-box>
          <text:p text:style-name="a231" text:class-names="" text:cond-style-name=""><text:span text:style-name="a230" text:class-names=""><text:page-number style:num-format="1" text:fixed="false">‹#›</text:page-number></text:span></text:p>
        </draw:text-box>
        <svg:title/>
        <svg:desc/>
      </draw:frame>
    </style:master-page>
    <style:master-page style:name="Master1-Layout8-objTx-Content-with-Caption" style:page-layout-name="pageLayout1" draw:style-name="a233">
      <draw:custom-shape svg:x="0in" svg:y="0in" svg:width="6.66667in" svg:height="7.5in" draw:id="id41" draw:style-name="a234" draw:name="Rectangle 25">
        <svg:title/>
        <svg:desc/>
        <draw:enhanced-geometry xmlns:dr3d="urn:oasis:names:tc:opendocument:xmlns:dr3d:1.0" draw:type="non-primitive" svg:viewBox="0 0 21600 21600" draw:enhanced-path="M 0 0 L 21600 0 21600 21600 0 21600 Z N"/>
      </draw:custom-shape>
      <draw:frame draw:id="id42" presentation:style-name="a238" draw:name="Title 1" svg:x="0.88in" svg:y="2.45388in" svg:width="4.90667in" svg:height="1.24836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3" presentation:style-name="a255" draw:name="Content Placeholder 2" svg:x="7.36667in" svg:y="0.88in" svg:width="5.26667in" svg:height="5.74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4" presentation:style-name="a259" draw:name="Text Placeholder 3" svg:x="1.22in" svg:y="3.88224in" svg:width="4.15in" svg:height="2.39943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5" presentation:style-name="a263" draw:name="Date Placeholder 8" svg:x="8.55362in" svg:y="6.82285in" svg:width="3.01153in" svg:height="0.3543in" presentation:class="date-time" presentation:placeholder="false">
        <draw:text-box>
          <text:p text:style-name="a262" text:class-names="" text:cond-style-name=""><text:span text:style-name="a260" text:class-names=""><text:date text:fixed="false" style:data-style-name="a261">1/1/2000</text:date></text:span></text:p>
        </draw:text-box>
        <svg:title/>
        <svg:desc/>
      </draw:frame>
      <draw:frame draw:id="id46" presentation:style-name="a266" draw:name="Footer Placeholder 9" svg:x="0.88in" svg:y="6.82in" svg:width="5.60455in" svg:height="0.35in" presentation:class="footer" presentation:placeholder="false">
        <draw:text-box>
          <text:p text:style-name="a265" text:class-names="" text:cond-style-name=""><text:span text:style-name="a264" text:class-names=""/></text:p>
        </draw:text-box>
        <svg:title/>
        <svg:desc/>
      </draw:frame>
      <draw:frame draw:id="id47" presentation:style-name="a269" draw:name="Slide Number Placeholder 10" svg:x="11.7661in" svg:y="6.8in" svg:width="0.4in" svg:height="0.4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9-picTx-Picture-with-Caption" style:page-layout-name="pageLayout1" draw:style-name="a270">
      <draw:custom-shape svg:x="0in" svg:y="0in" svg:width="6.66667in" svg:height="7.5in" draw:id="id48" draw:style-name="a271" draw:name="Rectangle 17">
        <svg:title/>
        <svg:desc/>
        <draw:enhanced-geometry xmlns:dr3d="urn:oasis:names:tc:opendocument:xmlns:dr3d:1.0" draw:type="non-primitive" svg:viewBox="0 0 21600 21600" draw:enhanced-path="M 0 0 L 21600 0 21600 21600 0 21600 Z N"/>
      </draw:custom-shape>
      <draw:frame draw:id="id49" presentation:style-name="a275" draw:name="Title 1" svg:x="0.88421in" svg:y="2.45388in" svg:width="4.91579in" svg:height="1.24086in" presentation:class="title" presentation:placeholder="false">
        <draw:text-box>
          <text:p text:style-name="a274" text:class-names="" text:cond-style-name=""><text:span text:style-name="a272" text:class-names="">Click to edit Master title style</text:span><text:span text:style-name="a273" text:class-names=""/></text:p>
        </draw:text-box>
        <svg:title/>
        <svg:desc/>
      </draw:frame>
      <draw:frame draw:id="id50" presentation:style-name="a279" draw:name="Picture Placeholder 2" svg:x="6.66667in" svg:y="0in" svg:width="6.67333in" svg:height="7.5in" presentation:class="graphic" presentation:placeholder="false">
        <draw:text-box>
          <text:p text:style-name="a278" text:class-names="" text:cond-style-name=""><text:span text:style-name="a276" text:class-names="">Click icon to add picture</text:span><text:span text:style-name="a277" text:class-names=""/></text:p>
        </draw:text-box>
        <svg:title/>
        <svg:desc/>
      </draw:frame>
      <draw:frame draw:id="id51" presentation:style-name="a283" draw:name="Text Placeholder 3" svg:x="1.22in" svg:y="3.88224in" svg:width="4.15in" svg:height="2.39943in" presentation:class="outline" presentation:placeholder="false">
        <draw:text-box>
          <text:list text:style-name="a282">
            <text:list-item>
              <text:p text:style-name="a281" text:class-names="" text:cond-style-name=""><text:span text:style-name="a280" text:class-names="">Edit Master text styles</text:span></text:p>
            </text:list-item>
          </text:list>
        </draw:text-box>
        <svg:title/>
        <svg:desc/>
      </draw:frame>
      <draw:frame draw:id="id52" presentation:style-name="a287" draw:name="Date Placeholder 7" svg:x="8.55362in" svg:y="6.82285in" svg:width="3.01153in" svg:height="0.3543in" presentation:class="date-time" presentation:placeholder="false">
        <draw:text-box>
          <text:p text:style-name="a286" text:class-names="" text:cond-style-name=""><text:span text:style-name="a284" text:class-names=""><text:date text:fixed="false" style:data-style-name="a285">1/1/2000</text:date></text:span></text:p>
        </draw:text-box>
        <svg:title/>
        <svg:desc/>
      </draw:frame>
      <draw:frame draw:id="id53" presentation:style-name="a290" draw:name="Footer Placeholder 8" svg:x="0.88in" svg:y="6.82in" svg:width="5.60455in" svg:height="0.35in" presentation:class="footer" presentation:placeholder="false">
        <draw:text-box>
          <text:p text:style-name="a289" text:class-names="" text:cond-style-name=""><text:span text:style-name="a288" text:class-names=""/></text:p>
        </draw:text-box>
        <svg:title/>
        <svg:desc/>
      </draw:frame>
      <draw:frame draw:id="id54" presentation:style-name="a293" draw:name="Slide Number Placeholder 9" svg:x="11.7661in" svg:y="6.8in" svg:width="0.4in" svg:height="0.4in" presentation:class="page-number" presentation:placeholder="false">
        <draw:text-box>
          <text:p text:style-name="a292" text:class-names="" text:cond-style-name=""><text:span text:style-name="a291" text:class-names=""><text:page-number style:num-format="1" text:fixed="false">‹#›</text:page-number></text:span></text:p>
        </draw:text-box>
        <svg:title/>
        <svg:desc/>
      </draw:frame>
    </style:master-page>
    <style:master-page style:name="Master1-Layout10-vertTx-Title-and-Vertical-Text" style:page-layout-name="pageLayout1" draw:style-name="a294">
      <draw:frame draw:id="id55" presentation:style-name="a298" draw:name="Title 1" svg:x="2.44in" svg:y="1.055in" svg:width="8.45333in" svg:height="1.3in" presentation:class="title" presentation:placeholder="false">
        <draw:text-box>
          <text:p text:style-name="a297" text:class-names="" text:cond-style-name=""><text:span text:style-name="a295" text:class-names="">Click to edit Master title style</text:span><text:span text:style-name="a296" text:class-names=""/></text:p>
        </draw:text-box>
        <svg:title/>
        <svg:desc/>
      </draw:frame>
      <draw:frame draw:id="id56" presentation:style-name="a315" draw:name="Vertical Text Placeholder 2" svg:x="2.44in" svg:y="2.885in" svg:width="8.45333in" svg:height="3.39237in" presentation:class="outline" presentation:placeholder="false">
        <draw:text-box>
          <text:list text:style-name="a301">
            <text:list-item>
              <text:p text:style-name="a300" text:class-names="" text:cond-style-name=""><text:span text:style-name="a299" text:class-names="">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1" text:class-names="">Fifth level</text:span><text:span text:style-name="a312" text:class-names=""/></text:p>
                            </text:list-item>
                          </text:list>
                        </text:list-item>
                      </text:list>
                    </text:list-item>
                  </text:list>
                </text:list-item>
              </text:list>
            </text:list-item>
          </text:list>
        </draw:text-box>
        <svg:title/>
        <svg:desc/>
      </draw:frame>
      <draw:frame draw:id="id57" presentation:style-name="a319" draw:name="Date Placeholder 3" svg:x="8.55362in" svg:y="6.82285in" svg:width="3.01153in" svg:height="0.3543in" presentation:class="date-time" presentation:placeholder="false">
        <draw:text-box>
          <text:p text:style-name="a318" text:class-names="" text:cond-style-name=""><text:span text:style-name="a316" text:class-names=""><text:date text:fixed="false" style:data-style-name="a317">1/1/2000</text:date></text:span></text:p>
        </draw:text-box>
        <svg:title/>
        <svg:desc/>
      </draw:frame>
      <draw:frame draw:id="id58" presentation:style-name="a322" draw:name="Footer Placeholder 4" svg:x="1.75in" svg:y="6.82in" svg:width="6.45362in" svg:height="0.35in" presentation:class="footer" presentation:placeholder="false">
        <draw:text-box>
          <text:p text:style-name="a321" text:class-names="" text:cond-style-name=""><text:span text:style-name="a320" text:class-names=""/></text:p>
        </draw:text-box>
        <svg:title/>
        <svg:desc/>
      </draw:frame>
      <draw:frame draw:id="id59" presentation:style-name="a325" draw:name="Slide Number Placeholder 5" svg:x="11.7661in" svg:y="6.8in" svg:width="0.4in" svg:height="0.4in" presentation:class="page-number" presentation:placeholder="false">
        <draw:text-box>
          <text:p text:style-name="a324" text:class-names="" text:cond-style-name=""><text:span text:style-name="a323" text:class-names=""><text:page-number style:num-format="1" text:fixed="false">‹#›</text:page-number></text:span></text:p>
        </draw:text-box>
        <svg:title/>
        <svg:desc/>
      </draw:frame>
    </style:master-page>
    <style:master-page style:name="Master1-Layout11-vertTitleAndTx-Vertical-Title-and-Text" style:page-layout-name="pageLayout1" draw:style-name="a326">
      <draw:frame draw:id="id60" presentation:style-name="a330" draw:name="Vertical Title 1" svg:x="9.46316in" svg:y="1.025in" svg:width="1.42017in" svg:height="5.4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1" presentation:style-name="a347" draw:name="Vertical Text Placeholder 2" svg:x="2.44in" svg:y="1.025in" svg:width="6.77875in" svg:height="5.45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2" presentation:style-name="a351" draw:name="Date Placeholder 3" svg:x="8.55362in" svg:y="6.82285in" svg:width="3.01153in" svg:height="0.3543in" presentation:class="date-time" presentation:placeholder="false">
        <draw:text-box>
          <text:p text:style-name="a350" text:class-names="" text:cond-style-name=""><text:span text:style-name="a348" text:class-names=""><text:date text:fixed="false" style:data-style-name="a349">1/1/2000</text:date></text:span></text:p>
        </draw:text-box>
        <svg:title/>
        <svg:desc/>
      </draw:frame>
      <draw:frame draw:id="id63" presentation:style-name="a354" draw:name="Footer Placeholder 4" svg:x="1.75in" svg:y="6.82in" svg:width="6.45362in" svg:height="0.35in" presentation:class="footer" presentation:placeholder="false">
        <draw:text-box>
          <text:p text:style-name="a353" text:class-names="" text:cond-style-name=""><text:span text:style-name="a352" text:class-names=""/></text:p>
        </draw:text-box>
        <svg:title/>
        <svg:desc/>
      </draw:frame>
      <draw:frame draw:id="id64" presentation:style-name="a357" draw:name="Slide Number Placeholder 5" svg:x="11.7661in" svg:y="6.8in" svg:width="0.4in" svg:height="0.4in" presentation:class="page-number" presentation:placeholder="false">
        <draw:text-box>
          <text:p text:style-name="a356" text:class-names="" text:cond-style-name=""><text:span text:style-name="a35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acade pattern</dc:title>
    <meta:initial-creator>Reham Gamal</meta:initial-creator>
    <dc:creator>Reham Gamal</dc:creator>
    <meta:creation-date>2020-01-01T13:54:41Z</meta:creation-date>
    <dc:date>2020-01-01T14:00:33Z</dc:date>
    <meta:template xlink:href="TM10001115%5b%5bfn=Parcel%5d%5d" xlink:type="simple"/>
    <meta:editing-cycles>1</meta:editing-cycles>
    <meta:editing-duration>PT351S</meta:editing-duration>
    <meta:document-statistic meta:paragraph-count="4" meta:word-count="73"/>
  </office:meta>
</office:document-meta>
</file>